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声明：本故事纯属虚构，这首歌出来的时候早就没有战争了。如有擂同，反正我的是自己想的。</text:p>
      <text:p text:style-name="Standard"/>
      <text:p text:style-name="Standard"/>
      <text:p text:style-name="Standard"/>
      <text:p text:style-name="Standard"/>
      <text:p text:style-name="Standard"/>
      <text:p text:style-name="Standard">随着最后一缕硝烟消失在海面上，这一切终于结束了。野心，痛苦，仇恨，全都随之消散了。夕阳下，一个女子站在船头，望着金黄的海面泛着阵阵涟漪，仿佛是沉船发出的回响。女子身后的女兵在为伤员包扎。不知道是不是因为整个海面只剩这一艘船了，还是人们太累了，除了海浪拍打船只残骸的声音，再没任何动静。女子一言不发，专注地望着海面。一分钟过去了，五分钟，十分钟，一个夫人走了过来，她没有说话，而是站在女子身边，安静地陪女子望着一成不变的海面。半小时过去了，海面依旧没有任何变化，只是夕阳又落下去了些。透着昏暗的光线可以看到，女子红润的脸上那两道干掉的泪痕。而从前那双清澈明净的眼睛，在如此微弱的光线下却透着一股说不出的伤感。不知又过去了多久，一声船笛打破了这片海水的宁静。船缓缓地向海岸驶去，像是有意让女子再多看一眼这片海面。一个新兵走了过来，夫人示意他不要说话。新兵把毯子递给夫人，随后站到旁边，把帽子扔到海里，用他知道的最标准的姿势朝海面敬了军礼。夫人把毯子披在女子肩上，随后把女子搂在怀里。虽然船发动机的声音很大，但还是能听到海风中隐隐掺杂的一丝抽泣。</text:p>
      <text:p text:style-name="Standard"/>
      <text:p text:style-name="Standard">时光流转，温柔的月光下，城市灯火通明。小孩子们闹着要大人给买玩具；路边的烧烤摊上，几个中年男子喝着啤酒吹着牛皮；在街道旁的大堤上，月光透过树枝洒在一对对恩爱的小情侣身上。在大堤的另一边，一个老奶奶躺在躺椅上望着月亮，虽然脸上已经布满皱纹，但她那双眼睛却比那月光还要皎洁，明亮。手边的匣子里放着邓丽君的 《月亮代表我的心》，老人的思绪也随着这首歌回到几十年前。那个清爽的晚上，那个洒满月光的甲板上，一对对幸福的军侣，伴着这首歌，悠扬地跳着，笑着。。。。。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20:16:01.840031333</meta:creation-date>
    <dc:date>2022-07-29T22:25:32.576284346</dc:date>
    <meta:editing-duration>PT1H48M34S</meta:editing-duration>
    <meta:editing-cycles>79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38" meta:character-count="739" meta:non-whitespace-character-count="738"/>
  </office:meta>
</office:document-meta>
</file>